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7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0.39pt"/>
    </style:style>
    <style:style style:name="co4" style:family="table-column">
      <style:table-column-properties fo:break-before="auto" style:column-width="99.55pt"/>
    </style:style>
    <style:style style:name="co5" style:family="table-column">
      <style:table-column-properties fo:break-before="auto" style:column-width="102.64pt"/>
    </style:style>
    <style:style style:name="co6" style:family="table-column">
      <style:table-column-properties fo:break-before="auto" style:column-width="144.34pt"/>
    </style:style>
    <style:style style:name="co7" style:family="table-column">
      <style:table-column-properties fo:break-before="auto" style:column-width="161.29pt"/>
    </style:style>
    <style:style style:name="co8" style:family="table-column">
      <style:table-column-properties fo:break-before="auto" style:column-width="353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72bf44"/>
    </style:style>
    <style:style style:name="ce3" style:family="table-cell" style:parent-style-name="Default">
      <style:table-cell-properties fo:background-color="#bcaed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Default"/>
        <table:table-row table:style-name="ro1">
          <table:table-cell table:style-name="Default" office:value-type="string" calcext:value-type="string">
            <text:p>Ovule</text:p>
          </table:table-cell>
          <table:table-cell table:style-name="Default" office:value-type="string" calcext:value-type="string">
            <text:p>Cell Index</text:p>
          </table:table-cell>
          <table:table-cell table:style-name="Default" office:value-type="string" calcext:value-type="string">
            <text:p><text:s/>Max anisotropy length</text:p>
          </table:table-cell>
          <table:table-cell table:style-name="Default" office:value-type="string" calcext:value-type="string">
            <text:p><text:s/>Max/Mid anisotropy</text:p>
          </table:table-cell>
          <table:table-cell table:style-name="Default" office:value-type="string" calcext:value-type="string">
            <text:p><text:s/>Max/Min anisotropy</text:p>
          </table:table-cell>
          <table:table-cell table:style-name="Default" office:value-type="string" calcext:value-type="string">
            <text:p><text:s/>Max anisotropy eigenVec x</text:p>
          </table:table-cell>
          <table:table-cell table:style-name="Default" office:value-type="string" calcext:value-type="string">
            <text:p><text:s/>Max eigenVec anisotropy y</text:p>
          </table:table-cell>
          <table:table-cell table:style-name="Default" office:value-type="string" calcext:value-type="string">
            <text:p><text:s/>Max eigenVec anisotropy z</text:p>
          </table:table-cell>
          <table:table-cell office:value-type="string" calcext:value-type="string">
            <text:p><text:s/>Max eigenVec anisotropy z (with outlyers excluded)</text:p>
          </table:table-cell>
        </table:table-row>
        <table:table-row table:style-name="ro1">
          <table:table-cell table:style-name="Default" office:value-type="string" calcext:value-type="string">
            <text:p>EM_C_22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office:value-type="float" office:value="6.35347" calcext:value-type="float">
            <text:p>6.35347</text:p>
          </table:table-cell>
          <table:table-cell table:style-name="Default" office:value-type="float" office:value="1.64749" calcext:value-type="float">
            <text:p>1.64749</text:p>
          </table:table-cell>
          <table:table-cell table:style-name="Default" office:value-type="float" office:value="2.59371" calcext:value-type="float">
            <text:p>2.59371</text:p>
          </table:table-cell>
          <table:table-cell table:style-name="Default" office:value-type="float" office:value="-0.335293" calcext:value-type="float">
            <text:p>-0.335293</text:p>
          </table:table-cell>
          <table:table-cell table:style-name="Default" office:value-type="float" office:value="0.188379" calcext:value-type="float">
            <text:p>0.188379</text:p>
          </table:table-cell>
          <table:table-cell table:style-name="Default" office:value-type="float" office:value="0.923088" calcext:value-type="float">
            <text:p>0.923088</text:p>
          </table:table-cell>
          <table:table-cell office:value-type="float" office:value="0.923088" calcext:value-type="float">
            <text:p>0.923088</text:p>
          </table:table-cell>
        </table:table-row>
        <table:table-row table:style-name="ro1">
          <table:table-cell table:style-name="Default" office:value-type="string" calcext:value-type="string">
            <text:p>EM_C_57</text:p>
          </table:table-cell>
          <table:table-cell table:style-name="Default" office:value-type="float" office:value="462" calcext:value-type="float">
            <text:p>462</text:p>
          </table:table-cell>
          <table:table-cell table:style-name="Default" office:value-type="float" office:value="7.64421" calcext:value-type="float">
            <text:p>7.64421</text:p>
          </table:table-cell>
          <table:table-cell table:style-name="Default" office:value-type="float" office:value="1.69344" calcext:value-type="float">
            <text:p>1.69344</text:p>
          </table:table-cell>
          <table:table-cell table:style-name="Default" office:value-type="float" office:value="2.37096" calcext:value-type="float">
            <text:p>2.37096</text:p>
          </table:table-cell>
          <table:table-cell table:style-name="Default" office:value-type="float" office:value="-0.0328087" calcext:value-type="float">
            <text:p>-0.0328087</text:p>
          </table:table-cell>
          <table:table-cell table:style-name="Default" office:value-type="float" office:value="-0.234805" calcext:value-type="float">
            <text:p>-0.234805</text:p>
          </table:table-cell>
          <table:table-cell table:style-name="Default" office:value-type="float" office:value="0.971489" calcext:value-type="float">
            <text:p>0.971489</text:p>
          </table:table-cell>
          <table:table-cell office:value-type="float" office:value="0.971489" calcext:value-type="float">
            <text:p>0.971489</text:p>
          </table:table-cell>
        </table:table-row>
        <table:table-row table:style-name="ro1">
          <table:table-cell table:style-name="Default" office:value-type="string" calcext:value-type="string">
            <text:p>EM_C_61</text:p>
          </table:table-cell>
          <table:table-cell table:style-name="Default" office:value-type="float" office:value="695" calcext:value-type="float">
            <text:p>695</text:p>
          </table:table-cell>
          <table:table-cell table:style-name="Default" office:value-type="float" office:value="4.27856" calcext:value-type="float">
            <text:p>4.27856</text:p>
          </table:table-cell>
          <table:table-cell table:style-name="Default" office:value-type="float" office:value="1.36117" calcext:value-type="float">
            <text:p>1.36117</text:p>
          </table:table-cell>
          <table:table-cell table:style-name="Default" office:value-type="float" office:value="2.32633" calcext:value-type="float">
            <text:p>2.32633</text:p>
          </table:table-cell>
          <table:table-cell table:style-name="Default" office:value-type="float" office:value="0.0423044" calcext:value-type="float">
            <text:p>0.0423044</text:p>
          </table:table-cell>
          <table:table-cell table:style-name="Default" office:value-type="float" office:value="-0.293303" calcext:value-type="float">
            <text:p>-0.293303</text:p>
          </table:table-cell>
          <table:table-cell table:style-name="Default" office:value-type="float" office:value="0.955083" calcext:value-type="float">
            <text:p>0.955083</text:p>
          </table:table-cell>
          <table:table-cell office:value-type="float" office:value="0.955083" calcext:value-type="float">
            <text:p>0.955083</text:p>
          </table:table-cell>
        </table:table-row>
        <table:table-row table:style-name="ro1">
          <table:table-cell table:style-name="Default" office:value-type="string" calcext:value-type="string">
            <text:p>EM_C_75</text:p>
          </table:table-cell>
          <table:table-cell table:style-name="Default" office:value-type="float" office:value="221" calcext:value-type="float">
            <text:p>221</text:p>
          </table:table-cell>
          <table:table-cell table:style-name="Default" office:value-type="float" office:value="9.39502" calcext:value-type="float">
            <text:p>9.39502</text:p>
          </table:table-cell>
          <table:table-cell table:style-name="Default" office:value-type="float" office:value="2.83907" calcext:value-type="float">
            <text:p>2.83907</text:p>
          </table:table-cell>
          <table:table-cell table:style-name="Default" office:value-type="float" office:value="4.10981" calcext:value-type="float">
            <text:p>4.10981</text:p>
          </table:table-cell>
          <table:table-cell table:style-name="Default" office:value-type="float" office:value="-0.229466" calcext:value-type="float">
            <text:p>-0.229466</text:p>
          </table:table-cell>
          <table:table-cell table:style-name="Default" office:value-type="float" office:value="-0.0635331" calcext:value-type="float">
            <text:p>-0.0635331</text:p>
          </table:table-cell>
          <table:table-cell table:style-name="Default" office:value-type="float" office:value="0.971241" calcext:value-type="float">
            <text:p>0.971241</text:p>
          </table:table-cell>
          <table:table-cell office:value-type="float" office:value="0.971241" calcext:value-type="float">
            <text:p>0.971241</text:p>
          </table:table-cell>
        </table:table-row>
        <table:table-row table:style-name="ro1">
          <table:table-cell office:value-type="string" calcext:value-type="string">
            <text:p>EM_C_77</text:p>
          </table:table-cell>
          <table:table-cell office:value-type="float" office:value="424" calcext:value-type="float">
            <text:p>424</text:p>
          </table:table-cell>
          <table:table-cell office:value-type="float" office:value="6.94264" calcext:value-type="float">
            <text:p>6.94264</text:p>
          </table:table-cell>
          <table:table-cell office:value-type="float" office:value="2.0318" calcext:value-type="float">
            <text:p>2.0318</text:p>
          </table:table-cell>
          <table:table-cell office:value-type="float" office:value="3.6703" calcext:value-type="float">
            <text:p>3.6703</text:p>
          </table:table-cell>
          <table:table-cell office:value-type="float" office:value="0.744428" calcext:value-type="float">
            <text:p>0.744428</text:p>
          </table:table-cell>
          <table:table-cell office:value-type="float" office:value="0.574324" calcext:value-type="float">
            <text:p>0.574324</text:p>
          </table:table-cell>
          <table:table-cell office:value-type="float" office:value="0.340557" calcext:value-type="float">
            <text:p>0.340557</text:p>
          </table:table-cell>
          <table:table-cell table:style-name="ce1" office:value-type="float" office:value="0.707704" calcext:value-type="float">
            <text:p>0.707704</text:p>
          </table:table-cell>
        </table:table-row>
        <table:table-row table:style-name="ro1">
          <table:table-cell office:value-type="string" calcext:value-type="string">
            <text:p>EM_C_77</text:p>
          </table:table-cell>
          <table:table-cell office:value-type="float" office:value="401" calcext:value-type="float">
            <text:p>401</text:p>
          </table:table-cell>
          <table:table-cell office:value-type="float" office:value="7.33446" calcext:value-type="float">
            <text:p>7.33446</text:p>
          </table:table-cell>
          <table:table-cell office:value-type="float" office:value="2.1465" calcext:value-type="float">
            <text:p>2.1465</text:p>
          </table:table-cell>
          <table:table-cell office:value-type="float" office:value="2.57928" calcext:value-type="float">
            <text:p>2.57928</text:p>
          </table:table-cell>
          <table:table-cell office:value-type="float" office:value="-0.0951902" calcext:value-type="float">
            <text:p>-0.0951902</text:p>
          </table:table-cell>
          <table:table-cell office:value-type="float" office:value="-0.700067" calcext:value-type="float">
            <text:p>-0.700067</text:p>
          </table:table-cell>
          <table:table-cell office:value-type="float" office:value="0.707704" calcext:value-type="float">
            <text:p>0.707704</text:p>
          </table:table-cell>
          <table:table-cell table:style-name="ce1" office:value-type="float" office:value="0.999157" calcext:value-type="float">
            <text:p>0.999157</text:p>
          </table:table-cell>
        </table:table-row>
        <table:table-row table:style-name="ro1">
          <table:table-cell office:value-type="string" calcext:value-type="string">
            <text:p>EM_C_78</text:p>
          </table:table-cell>
          <table:table-cell office:value-type="float" office:value="354" calcext:value-type="float">
            <text:p>354</text:p>
          </table:table-cell>
          <table:table-cell office:value-type="float" office:value="10.0389" calcext:value-type="float">
            <text:p>10.0389</text:p>
          </table:table-cell>
          <table:table-cell office:value-type="float" office:value="1.95565" calcext:value-type="float">
            <text:p>1.95565</text:p>
          </table:table-cell>
          <table:table-cell office:value-type="float" office:value="3.6732" calcext:value-type="float">
            <text:p>3.6732</text:p>
          </table:table-cell>
          <table:table-cell office:value-type="float" office:value="-0.0278102" calcext:value-type="float">
            <text:p>-0.0278102</text:p>
          </table:table-cell>
          <table:table-cell office:value-type="float" office:value="0.0301836" calcext:value-type="float">
            <text:p>0.0301836</text:p>
          </table:table-cell>
          <table:table-cell office:value-type="float" office:value="0.999157" calcext:value-type="float">
            <text:p>0.999157</text:p>
          </table:table-cell>
          <table:table-cell table:style-name="ce1" office:value-type="float" office:value="0.956226" calcext:value-type="float">
            <text:p>0.956226</text:p>
          </table:table-cell>
        </table:table-row>
        <table:table-row table:style-name="ro1">
          <table:table-cell office:value-type="string" calcext:value-type="string">
            <text:p>EM_C_78</text:p>
          </table:table-cell>
          <table:table-cell office:value-type="float" office:value="293" calcext:value-type="float">
            <text:p>293</text:p>
          </table:table-cell>
          <table:table-cell office:value-type="float" office:value="7.20127" calcext:value-type="float">
            <text:p>7.20127</text:p>
          </table:table-cell>
          <table:table-cell office:value-type="float" office:value="2.78049" calcext:value-type="float">
            <text:p>2.78049</text:p>
          </table:table-cell>
          <table:table-cell office:value-type="float" office:value="3.35972" calcext:value-type="float">
            <text:p>3.35972</text:p>
          </table:table-cell>
          <table:table-cell office:value-type="float" office:value="0.213789" calcext:value-type="float">
            <text:p>0.213789</text:p>
          </table:table-cell>
          <table:table-cell office:value-type="float" office:value="0.199817" calcext:value-type="float">
            <text:p>0.199817</text:p>
          </table:table-cell>
          <table:table-cell office:value-type="float" office:value="0.956226" calcext:value-type="float">
            <text:p>0.956226</text:p>
          </table:table-cell>
          <table:table-cell office:value-type="float" office:value="0.994096" calcext:value-type="float">
            <text:p>0.994096</text:p>
          </table:table-cell>
        </table:table-row>
        <table:table-row table:style-name="ro1">
          <table:table-cell table:style-name="Default" office:value-type="string" calcext:value-type="string">
            <text:p>EM_C_146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6.18621" calcext:value-type="float">
            <text:p>6.18621</text:p>
          </table:table-cell>
          <table:table-cell table:style-name="Default" office:value-type="float" office:value="1.93973" calcext:value-type="float">
            <text:p>1.93973</text:p>
          </table:table-cell>
          <table:table-cell table:style-name="Default" office:value-type="float" office:value="2.73452" calcext:value-type="float">
            <text:p>2.73452</text:p>
          </table:table-cell>
          <table:table-cell table:style-name="Default" office:value-type="float" office:value="0.0729386" calcext:value-type="float">
            <text:p>0.0729386</text:p>
          </table:table-cell>
          <table:table-cell table:style-name="Default" office:value-type="float" office:value="-0.0803292" calcext:value-type="float">
            <text:p>-0.0803292</text:p>
          </table:table-cell>
          <table:table-cell table:style-name="Default" office:value-type="float" office:value="0.994096" calcext:value-type="float">
            <text:p>0.994096</text:p>
          </table:table-cell>
          <table:table-cell table:style-name="ce1" office:value-type="float" office:value="0.823836" calcext:value-type="float">
            <text:p>0.823836</text:p>
          </table:table-cell>
        </table:table-row>
        <table:table-row table:style-name="ro1">
          <table:table-cell office:value-type="string" calcext:value-type="string">
            <text:p>EM_C_148</text:p>
          </table:table-cell>
          <table:table-cell office:value-type="float" office:value="786" calcext:value-type="float">
            <text:p>786</text:p>
          </table:table-cell>
          <table:table-cell office:value-type="float" office:value="6.24238" calcext:value-type="float">
            <text:p>6.24238</text:p>
          </table:table-cell>
          <table:table-cell office:value-type="float" office:value="1.53458" calcext:value-type="float">
            <text:p>1.53458</text:p>
          </table:table-cell>
          <table:table-cell office:value-type="float" office:value="2.45819" calcext:value-type="float">
            <text:p>2.45819</text:p>
          </table:table-cell>
          <table:table-cell office:value-type="float" office:value="0.361679" calcext:value-type="float">
            <text:p>0.361679</text:p>
          </table:table-cell>
          <table:table-cell office:value-type="float" office:value="-0.436443" calcext:value-type="float">
            <text:p>-0.436443</text:p>
          </table:table-cell>
          <table:table-cell office:value-type="float" office:value="0.823836" calcext:value-type="float">
            <text:p>0.823836</text:p>
          </table:table-cell>
          <table:table-cell table:style-name="ce1" office:value-type="float" office:value="0.902584" calcext:value-type="float">
            <text:p>0.902584</text:p>
          </table:table-cell>
        </table:table-row>
        <table:table-row table:style-name="ro1">
          <table:table-cell office:value-type="string" calcext:value-type="string">
            <text:p>EM_C_148</text:p>
          </table:table-cell>
          <table:table-cell office:value-type="float" office:value="597" calcext:value-type="float">
            <text:p>597</text:p>
          </table:table-cell>
          <table:table-cell office:value-type="float" office:value="9.98344" calcext:value-type="float">
            <text:p>9.98344</text:p>
          </table:table-cell>
          <table:table-cell office:value-type="float" office:value="1.64789" calcext:value-type="float">
            <text:p>1.64789</text:p>
          </table:table-cell>
          <table:table-cell office:value-type="float" office:value="3.17969" calcext:value-type="float">
            <text:p>3.17969</text:p>
          </table:table-cell>
          <table:table-cell office:value-type="float" office:value="-0.429573" calcext:value-type="float">
            <text:p>-0.429573</text:p>
          </table:table-cell>
          <table:table-cell office:value-type="float" office:value="0.0284287" calcext:value-type="float">
            <text:p>0.0284287</text:p>
          </table:table-cell>
          <table:table-cell office:value-type="float" office:value="0.902584" calcext:value-type="float">
            <text:p>0.902584</text:p>
          </table:table-cell>
          <table:table-cell office:value-type="float" office:value="0.907922" calcext:value-type="float">
            <text:p>0.907922</text:p>
          </table:table-cell>
        </table:table-row>
        <table:table-row table:style-name="ro1">
          <table:table-cell table:style-name="Default" office:value-type="string" calcext:value-type="string">
            <text:p>EM_C_150</text:p>
          </table:table-cell>
          <table:table-cell table:style-name="Default" office:value-type="float" office:value="703" calcext:value-type="float">
            <text:p>703</text:p>
          </table:table-cell>
          <table:table-cell table:style-name="Default" office:value-type="float" office:value="6.88898" calcext:value-type="float">
            <text:p>6.88898</text:p>
          </table:table-cell>
          <table:table-cell table:style-name="Default" office:value-type="float" office:value="1.15277" calcext:value-type="float">
            <text:p>1.15277</text:p>
          </table:table-cell>
          <table:table-cell table:style-name="Default" office:value-type="float" office:value="2.01668" calcext:value-type="float">
            <text:p>2.01668</text:p>
          </table:table-cell>
          <table:table-cell table:style-name="Default" office:value-type="float" office:value="0.120818" calcext:value-type="float">
            <text:p>0.120818</text:p>
          </table:table-cell>
          <table:table-cell table:style-name="Default" office:value-type="float" office:value="-0.401348" calcext:value-type="float">
            <text:p>-0.401348</text:p>
          </table:table-cell>
          <table:table-cell table:style-name="Default" office:value-type="float" office:value="0.907922" calcext:value-type="float">
            <text:p>0.907922</text:p>
          </table:table-cell>
          <table:table-cell office:value-type="float" office:value="0.920919" calcext:value-type="float">
            <text:p>0.920919</text:p>
          </table:table-cell>
        </table:table-row>
        <table:table-row table:style-name="ro1">
          <table:table-cell table:style-name="Default" office:value-type="string" calcext:value-type="string">
            <text:p>EM_C_211</text:p>
          </table:table-cell>
          <table:table-cell table:style-name="Default" office:value-type="float" office:value="264" calcext:value-type="float">
            <text:p>264</text:p>
          </table:table-cell>
          <table:table-cell table:style-name="Default" office:value-type="float" office:value="7.60349" calcext:value-type="float">
            <text:p>7.60349</text:p>
          </table:table-cell>
          <table:table-cell table:style-name="Default" office:value-type="float" office:value="1.38171" calcext:value-type="float">
            <text:p>1.38171</text:p>
          </table:table-cell>
          <table:table-cell table:style-name="Default" office:value-type="float" office:value="2.75074" calcext:value-type="float">
            <text:p>2.75074</text:p>
          </table:table-cell>
          <table:table-cell table:style-name="Default" office:value-type="float" office:value="-0.192324" calcext:value-type="float">
            <text:p>-0.192324</text:p>
          </table:table-cell>
          <table:table-cell table:style-name="Default" office:value-type="float" office:value="-0.338998" calcext:value-type="float">
            <text:p>-0.338998</text:p>
          </table:table-cell>
          <table:table-cell table:style-name="Default" office:value-type="float" office:value="0.920919" calcext:value-type="float">
            <text:p>0.920919</text:p>
          </table:table-cell>
          <table:table-cell table:style-name="ce1" office:value-type="float" office:value="0.964714" calcext:value-type="float">
            <text:p>0.964714</text:p>
          </table:table-cell>
        </table:table-row>
        <table:table-row table:style-name="ro1">
          <table:table-cell office:value-type="string" calcext:value-type="string">
            <text:p>EM_C_212_ov1</text:p>
          </table:table-cell>
          <table:table-cell office:value-type="float" office:value="25" calcext:value-type="float">
            <text:p>25</text:p>
          </table:table-cell>
          <table:table-cell office:value-type="float" office:value="7.37441" calcext:value-type="float">
            <text:p>7.37441</text:p>
          </table:table-cell>
          <table:table-cell office:value-type="float" office:value="2.60634" calcext:value-type="float">
            <text:p>2.60634</text:p>
          </table:table-cell>
          <table:table-cell office:value-type="float" office:value="3.16015" calcext:value-type="float">
            <text:p>3.16015</text:p>
          </table:table-cell>
          <table:table-cell office:value-type="float" office:value="0.261428" calcext:value-type="float">
            <text:p>0.261428</text:p>
          </table:table-cell>
          <table:table-cell office:value-type="float" office:value="-0.0313355" calcext:value-type="float">
            <text:p>-0.0313355</text:p>
          </table:table-cell>
          <table:table-cell office:value-type="float" office:value="0.964714" calcext:value-type="float">
            <text:p>0.964714</text:p>
          </table:table-cell>
          <table:table-cell table:style-name="ce1" office:value-type="float" office:value="0.880789" calcext:value-type="float">
            <text:p>0.880789</text:p>
          </table:table-cell>
        </table:table-row>
        <table:table-row table:style-name="ro1">
          <table:table-cell office:value-type="string" calcext:value-type="string">
            <text:p>EM_C_212_ov2</text:p>
          </table:table-cell>
          <table:table-cell office:value-type="float" office:value="316" calcext:value-type="float">
            <text:p>316</text:p>
          </table:table-cell>
          <table:table-cell office:value-type="float" office:value="7.26125" calcext:value-type="float">
            <text:p>7.26125</text:p>
          </table:table-cell>
          <table:table-cell office:value-type="float" office:value="1.49313" calcext:value-type="float">
            <text:p>1.49313</text:p>
          </table:table-cell>
          <table:table-cell office:value-type="float" office:value="1.84198" calcext:value-type="float">
            <text:p>1.84198</text:p>
          </table:table-cell>
          <table:table-cell office:value-type="float" office:value="0.0641726" calcext:value-type="float">
            <text:p>0.0641726</text:p>
          </table:table-cell>
          <table:table-cell office:value-type="float" office:value="0.46914" calcext:value-type="float">
            <text:p>0.46914</text:p>
          </table:table-cell>
          <table:table-cell office:value-type="float" office:value="0.880789" calcext:value-type="float">
            <text:p>0.880789</text:p>
          </table:table-cell>
          <table:table-cell table:style-name="ce1" office:value-type="float" office:value="0.858583" calcext:value-type="float">
            <text:p>0.858583</text:p>
          </table:table-cell>
        </table:table-row>
        <table:table-row table:style-name="ro1">
          <table:table-cell office:value-type="string" calcext:value-type="string">
            <text:p>EM_C_238</text:p>
          </table:table-cell>
          <table:table-cell office:value-type="float" office:value="331" calcext:value-type="float">
            <text:p>331</text:p>
          </table:table-cell>
          <table:table-cell office:value-type="float" office:value="6.29459" calcext:value-type="float">
            <text:p>6.29459</text:p>
          </table:table-cell>
          <table:table-cell office:value-type="float" office:value="1.97555" calcext:value-type="float">
            <text:p>1.97555</text:p>
          </table:table-cell>
          <table:table-cell office:value-type="float" office:value="2.69436" calcext:value-type="float">
            <text:p>2.69436</text:p>
          </table:table-cell>
          <table:table-cell office:value-type="float" office:value="0.499391" calcext:value-type="float">
            <text:p>0.499391</text:p>
          </table:table-cell>
          <table:table-cell office:value-type="float" office:value="0.115947" calcext:value-type="float">
            <text:p>0.115947</text:p>
          </table:table-cell>
          <table:table-cell office:value-type="float" office:value="0.858583" calcext:value-type="float">
            <text:p>0.858583</text:p>
          </table:table-cell>
          <table:table-cell table:style-name="ce1" office:value-type="float" office:value="0.775" calcext:value-type="float">
            <text:p>0.775</text:p>
          </table:table-cell>
        </table:table-row>
        <table:table-row table:style-name="ro1">
          <table:table-cell office:value-type="string" calcext:value-type="string">
            <text:p>EM_C_238</text:p>
          </table:table-cell>
          <table:table-cell office:value-type="float" office:value="274" calcext:value-type="float">
            <text:p>274</text:p>
          </table:table-cell>
          <table:table-cell office:value-type="float" office:value="4.86435" calcext:value-type="float">
            <text:p>4.86435</text:p>
          </table:table-cell>
          <table:table-cell office:value-type="float" office:value="1.1914" calcext:value-type="float">
            <text:p>1.1914</text:p>
          </table:table-cell>
          <table:table-cell office:value-type="float" office:value="2.70587" calcext:value-type="float">
            <text:p>2.70587</text:p>
          </table:table-cell>
          <table:table-cell office:value-type="float" office:value="0.816827" calcext:value-type="float">
            <text:p>0.816827</text:p>
          </table:table-cell>
          <table:table-cell office:value-type="float" office:value="-0.542469" calcext:value-type="float">
            <text:p>-0.542469</text:p>
          </table:table-cell>
          <table:table-cell office:value-type="float" office:value="0.196267" calcext:value-type="float">
            <text:p>0.196267</text:p>
          </table:table-cell>
          <table:table-cell table:style-name="ce2" table:formula="of:=AVERAGE([.I2:.I17])" office:value-type="float" office:value="0.9070269375" calcext:value-type="float">
            <text:p>0.9070269375</text:p>
          </table:table-cell>
        </table:table-row>
        <table:table-row table:style-name="ro1">
          <table:table-cell table:style-name="Default" office:value-type="string" calcext:value-type="string">
            <text:p>EM_C_239</text:p>
          </table:table-cell>
          <table:table-cell table:style-name="Default" office:value-type="float" office:value="284" calcext:value-type="float">
            <text:p>284</text:p>
          </table:table-cell>
          <table:table-cell table:style-name="Default" office:value-type="float" office:value="4.19226" calcext:value-type="float">
            <text:p>4.19226</text:p>
          </table:table-cell>
          <table:table-cell table:style-name="Default" office:value-type="float" office:value="1.3067" calcext:value-type="float">
            <text:p>1.3067</text:p>
          </table:table-cell>
          <table:table-cell table:style-name="Default" office:value-type="float" office:value="2.31487" calcext:value-type="float">
            <text:p>2.31487</text:p>
          </table:table-cell>
          <table:table-cell table:style-name="Default" office:value-type="float" office:value="0.432671" calcext:value-type="float">
            <text:p>0.432671</text:p>
          </table:table-cell>
          <table:table-cell table:style-name="Default" office:value-type="float" office:value="0.459755" calcext:value-type="float">
            <text:p>0.459755</text:p>
          </table:table-cell>
          <table:table-cell table:style-name="Default" office:value-type="float" office:value="0.775513" calcext:value-type="float">
            <text:p>0.775513</text:p>
          </table:table-cell>
          <table:table-cell table:formula="of:=STDEV([.I2:.I17])" office:value-type="float" office:value="0.081647091634235" calcext:value-type="float">
            <text:p>0.081647091634235</text:p>
          </table:table-cell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2" table:number-columns-repeated="2"/>
          <table:table-cell table:style-name="ce2" table:formula="of:=AVERAGE([.D2:.D19])" office:value-type="float" office:value="1.81585611111111" calcext:value-type="float">
            <text:p>1.81585611111111</text:p>
          </table:table-cell>
          <table:table-cell table:style-name="ce2" table:number-columns-repeated="3"/>
          <table:table-cell table:style-name="ce2" table:formula="of:=AVERAGE([.H2:.H19])" office:value-type="float" office:value="0.836098222222222" calcext:value-type="float">
            <text:p>0.836098222222222</text:p>
          </table:table-cell>
          <table:table-cell/>
        </table:table-row>
        <table:table-row table:style-name="ro1">
          <table:table-cell table:style-name="ce3" office:value-type="string" calcext:value-type="string">
            <text:p>St deviation</text:p>
          </table:table-cell>
          <table:table-cell table:style-name="ce3" table:number-columns-repeated="2"/>
          <table:table-cell table:style-name="ce3" table:formula="of:=STDEV([.D2:.D19])" office:value-type="float" office:value="0.51777811911757" calcext:value-type="float">
            <text:p>0.51777811911757</text:p>
          </table:table-cell>
          <table:table-cell table:style-name="ce3" table:number-columns-repeated="3"/>
          <table:table-cell table:style-name="ce3" table:formula="of:=STDEV([.H2:.H19])" office:value-type="float" office:value="0.22167417905899" calcext:value-type="float">
            <text:p>0.2216741790589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16:53:26.689712705</meta:creation-date>
    <dc:date>2020-06-09T18:02:43.020591184</dc:date>
    <meta:editing-duration>PT37M30S</meta:editing-duration>
    <meta:editing-cycles>2</meta:editing-cycles>
    <meta:generator>LibreOffice/6.0.7.3$Linux_X86_64 LibreOffice_project/00m0$Build-3</meta:generator>
    <meta:document-statistic meta:table-count="1" meta:cell-count="177" meta:object-count="0"/>
  </office:meta>
</office:document-meta>
</file>